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63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31 | T15 ID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04:40:00</text:p>
          </table:table-cell>
          <table:table-cell table:style-name="ce1" office:value-type="string" calcext:value-type="string">
            <text:p>09:20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+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+[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4]+[.B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5]+[.B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6]+[.B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7]+[.B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8]+[.B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9]+[.B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0]+[.B1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1]+[.B1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2]+[.B1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3]+[.B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4]+[.B1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5]+[.B1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16]+[.B1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7]+[.B1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8]+[.B1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19]+[.B2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C20]+[.B2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21]+[.B2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22]+[.B2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23]+[.B2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24]+[.B2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5]+[.B2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C26]+[.B2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C27]+[.B2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8]+[.B29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9]+[.B3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30]+[.B3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31]+[.B3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C32]+[.B3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3]+[.B3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C34]+[.B3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C35]+[.B3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6]+[.B3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37]+[.B3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+[.B3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C39]+[.B4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C40]+[.B4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41]+[.B4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42]+[.B4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43]+[.B44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44]+[.B45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C45]+[.B4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C46]+[.B47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C47]+[.B4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C48]+[.B49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49]+[.B50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C50]+[.B51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51]+[.B5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C52]+[.B53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[.C53]+[.B5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54]+[.B55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C55]+[.B5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C56]+[.B57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C57]+[.B58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C58]+[.B59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C59]+[.B60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60]+[.B61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61]+[.B6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[.C62]+[.B63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[.C63]+[.B64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64]+[.B65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C65]+[.B66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66]+[.B67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67]+[.B68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[.C68]+[.B69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[.C69]+[.B70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70]+[.B71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71]+[.B7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72]+[.B73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C73]+[.B74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74]+[.B75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75]+[.B76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76]+[.B77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C77]+[.B7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[.C78]+[.B79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C79]+[.B80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80]+[.B81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81]+[.B82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82]+[.B83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[.C83]+[.B84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84]+[.B85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85]+[.B86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86]+[.B87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[.C87]+[.B88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88]+[.B89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89]+[.B90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[.C90]+[.B91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91]+[.B92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C92]+[.B93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93]+[.B94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[.C94]+[.B95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95]+[.B96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96]+[.B97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97]+[.B98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98]+[.B99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[.C99]+[.B100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100]+[.B101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101]+[.B102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102]+[.B103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[.C103]+[.B104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104]+[.B105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105]+[.B106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106]+[.B107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107]+[.B108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108]+[.B109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formula="of:=[.C109]+[.B110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110]+[.B111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111]+[.B112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.C112]+[.B113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113]+[.B114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formula="of:=[.C114]+[.B115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formula="of:=[.C115]+[.B116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116]+[.B117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formula="of:=[.C117]+[.B118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formula="of:=[.C118]+[.B119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[.C119]+[.B120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C120]+[.B121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[.C121]+[.B12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122]+[.B123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123]+[.B124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formula="of:=[.C124]+[.B125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[.C125]+[.B126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[.C126]+[.B127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127]+[.B128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C128]+[.B129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[.C129]+[.B13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130]+[.B13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C131]+[.B13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C132]+[.B133]" office:value-type="float" office:value="101" calcext:value-type="float">
            <text:p>101</text:p>
          </table:table-cell>
        </table:table-row>
      </table:table>
      <table:table table:name="231 | T15 VUELT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04:40:00</text:p>
          </table:table-cell>
          <table:table-cell table:style-name="ce1" office:value-type="string" calcext:value-type="string">
            <text:p>09:20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+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+[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4]+[.B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5]+[.B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6]+[.B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7]+[.B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8]+[.B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9]+[.B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0]+[.B1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]+[.B1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+[.B1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3]+[.B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4]+[.B1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15]+[.B1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6]+[.B1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7]+[.B1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18]+[.B1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9]+[.B2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20]+[.B2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C21]+[.B2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+[.B2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23]+[.B2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24]+[.B2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5]+[.B2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C26]+[.B2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C27]+[.B2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28]+[.B2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C29]+[.B3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30]+[.B31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+[.B3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C32]+[.B3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C33]+[.B3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34]+[.B3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C35]+[.B3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36]+[.B3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37]+[.B38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C38]+[.B3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C39]+[.B40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C40]+[.B41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41]+[.B4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42]+[.B43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43]+[.B4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44]+[.B45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45]+[.B46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C46]+[.B47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C47]+[.B48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48]+[.B49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C49]+[.B50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C50]+[.B5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51]+[.B5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C52]+[.B53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[.C53]+[.B54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54]+[.B55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55]+[.B56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C56]+[.B57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57]+[.B58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C58]+[.B59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C59]+[.B60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60]+[.B61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C61]+[.B62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62]+[.B63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[.C63]+[.B64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64]+[.B6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C65]+[.B6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66]+[.B67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C67]+[.B68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68]+[.B6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69]+[.B70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70]+[.B71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71]+[.B72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[.C72]+[.B73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C73]+[.B74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74]+[.B75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[.C75]+[.B76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76]+[.B77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C77]+[.B78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[.C78]+[.B79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C79]+[.B80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C80]+[.B81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81]+[.B82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[.C82]+[.B83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83]+[.B84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84]+[.B85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85]+[.B86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86]+[.B87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[.C87]+[.B88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88]+[.B89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89]+[.B90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[.C90]+[.B91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91]+[.B92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92]+[.B93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93]+[.B94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94]+[.B95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95]+[.B96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96]+[.B97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97]+[.B98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98]+[.B99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[.C99]+[.B100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100]+[.B101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101]+[.B102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102]+[.B103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103]+[.B104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104]+[.B105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105]+[.B106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106]+[.B107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107]+[.B108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C108]+[.B109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formula="of:=[.C109]+[.B110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110]+[.B111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111]+[.B112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.C112]+[.B113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113]+[.B114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.C114]+[.B115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formula="of:=[.C115]+[.B116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C116]+[.B117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117]+[.B118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formula="of:=[.C118]+[.B119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[.C119]+[.B120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C120]+[.B121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[.C121]+[.B122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[.C122]+[.B123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formula="of:=[.C123]+[.B124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formula="of:=[.C124]+[.B125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[.C125]+[.B126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formula="of:=[.C126]+[.B127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127]+[.B128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C128]+[.B129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[.C129]+[.B130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130]+[.B131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C131]+[.B132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C132]+[.B133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133]+[.B134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134]+[.B135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135]+[.B136]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time" office:time-value="PT04H00M00S" calcext:value-type="time">
            <text:p>04:00:00 AM</text:p>
          </table:table-cell>
          <table:table-cell table:number-columns-repeated="2"/>
        </table:table-row>
      </table:table>
      <table:table table:name="615-Voca | C38 ID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05:10:00</text:p>
          </table:table-cell>
          <table:table-cell table:style-name="ce1" office:value-type="string" calcext:value-type="string">
            <text:p>19:10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 +[.C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4] +[.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5] +[.C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6] +[.C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7] +[.C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8] +[.C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9] +[.C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10] +[.C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1] +[.C1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2] +[.C1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3] +[.C1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4] +[.C1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15] +[.C1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6] +[.C1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7] +[.C1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8] +[.C1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B19] +[.C1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20] +[.C1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B21] +[.C2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22] +[.C2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23] +[.C2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24] +[.C2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B25] +[.C2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B26] +[.C2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27] +[.C2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B28] +[.C2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B29] +[.C2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30] +[.C2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31] +[.C3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2] +[.C31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B33] +[.C3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34] +[.C33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B35] +[.C3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B36] +[.C3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B37] +[.C3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38] +[.C3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B39] +[.C3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B40] +[.C3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B41] +[.C4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B42] +[.C4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B43] +[.C42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B44] +[.C43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B45] +[.C4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[.B46] +[.C45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B47] +[.C46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B48] +[.C47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B49] +[.C4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B50] +[.C4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B51] +[.C50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B52] +[.C51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B53] +[.C52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[.B54] +[.C5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B55] +[.C54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B56] +[.C55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B57] +[.C56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B58] +[.C57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B59] +[.C58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B60] +[.C59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B61] +[.C60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62] +[.C61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B63] +[.C62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[.B64] +[.C63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B65] +[.C64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B66] +[.C6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B67] +[.C66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B68] +[.C67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B69] +[.C68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formula="of:=[.B70] +[.C69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[.B71] +[.C70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B72] +[.C71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[.B73] +[.C72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B74] +[.C73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B75] +[.C74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[.B76] +[.C75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B77] +[.C76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B78] +[.C77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[.B79] +[.C78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B80] +[.C79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B81] +[.C80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B82] +[.C81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[.B83] +[.C82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B84] +[.C83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B85] +[.C84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B86] +[.C85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B87] +[.C86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B88] +[.C87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[.B89] +[.C88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B90] +[.C89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[.B91] +[.C90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B92] +[.C91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B93] +[.C92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B94] +[.C93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B95] +[.C94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B96] +[.C95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B97] +[.C96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B98] +[.C97]" office:value-type="float" office:value="71" calcext:value-type="float">
            <text:p>71</text:p>
          </table:table-cell>
        </table:table-row>
      </table:table>
      <table:table table:name="615-Voca | C38 VUELT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05:10:00</text:p>
          </table:table-cell>
          <table:table-cell table:style-name="ce1" office:value-type="string" calcext:value-type="string">
            <text:p>19:10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 +[.C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4] +[.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5] +[.C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6] +[.C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7] +[.C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8] +[.C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9] +[.C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10] +[.C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1] +[.C1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12] +[.C1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13] +[.C1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4] +[.C1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5] +[.C1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16] +[.C1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7] +[.C1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18] +[.C1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19] +[.C1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20] +[.C1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21] +[.C2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22] +[.C2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B23] +[.C2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24] +[.C2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B25] +[.C2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B26] +[.C2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27] +[.C2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28] +[.C2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29] +[.C2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30] +[.C2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B31] +[.C3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2] +[.C31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B33] +[.C3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B34] +[.C33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B35] +[.C3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B36] +[.C35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B37] +[.C3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38] +[.C3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B39] +[.C3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B40] +[.C3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B41] +[.C4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B42] +[.C4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B43] +[.C42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B44] +[.C43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B45] +[.C4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B46] +[.C4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B47] +[.C4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B48] +[.C4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B49] +[.C48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B50] +[.C49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B51] +[.C50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B52] +[.C51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B53] +[.C5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[.B54] +[.C53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B55] +[.C54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B56] +[.C55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B57] +[.C56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B58] +[.C57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B59] +[.C58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B60] +[.C59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B61] +[.C60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62] +[.C61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B63] +[.C62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[.B64] +[.C63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B65] +[.C64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B66] +[.C65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B67] +[.C66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B68] +[.C67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[.B69] +[.C68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B70] +[.C6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B71] +[.C70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B72] +[.C71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B73] +[.C7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B74] +[.C73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B75] +[.C74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B76] +[.C75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B77] +[.C76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B78] +[.C77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[.B79] +[.C7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B80] +[.C79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B81] +[.C80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B82] +[.C81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[.B83] +[.C82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B84] +[.C83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B85] +[.C84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B86] +[.C85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B87] +[.C86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[.B88] +[.C87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B89] +[.C88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B90] +[.C89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B91] +[.C90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B92] +[.C91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B93] +[.C92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B94] +[.C93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B95] +[.C94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B96] +[.C95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B97] +[.C96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B98] +[.C97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B99] +[.C98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[.B100] +[.C99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B101] +[.C100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2] +[.C101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B103] +[.C102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B104] +[.C103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B105] +[.C104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B106] +[.C105]" office:value-type="float" office:value="74" calcext:value-type="float">
            <text:p>74</text:p>
          </table:table-cell>
        </table:table-row>
      </table:table>
      <table:table table:name="15 | C-73 IDA" table:style-name="ta1"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05:00:00</text:p>
          </table:table-cell>
          <table:table-cell table:style-name="ce1" office:value-type="string" calcext:value-type="string">
            <text:p>23:00:00</text:p>
          </table:table-cell>
          <table:table-cell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+[.B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+[.B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4]+[.B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5]+[.B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6]+[.B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7]+[.B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8]+[.B9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9]+[.B10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0]+[.B1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]+[.B1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2]+[.B1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3]+[.B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4]+[.B1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5]+[.B1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6]+[.B17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7]+[.B1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8]+[.B19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19]+[.B2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C20]+[.B2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21]+[.B22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22]+[.B23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23]+[.B24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24]+[.B2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25]+[.B26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6]+[.B27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C27]+[.B28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28]+[.B29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9]+[.B3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30]+[.B31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+[.B32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C32]+[.B33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C33]+[.B34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34]+[.B35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5]+[.B36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36]+[.B37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C37]+[.B38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C38]+[.B39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C39]+[.B40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C40]+[.B41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41]+[.B42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42]+[.B43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43]+[.B4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44]+[.B4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C45]+[.B46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C46]+[.B47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C47]+[.B48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C48]+[.B49]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C49]+[.B50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50]+[.B51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51]+[.B52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52]+[.B53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[.C53]+[.B54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54]+[.B55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C55]+[.B56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C56]+[.B57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C57]+[.B58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58]+[.B59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C59]+[.B60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60]+[.B61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C61]+[.B62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62]+[.B63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[.C63]+[.B64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64]+[.B65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C65]+[.B66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66]+[.B67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67]+[.B68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[.C68]+[.B69]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69]+[.B70]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70]+[.B71]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71]+[.B72]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[.C72]+[.B73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73]+[.B74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74]+[.B75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75]+[.B7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76]+[.B77]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C77]+[.B78]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[.C78]+[.B79]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C79]+[.B80]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C80]+[.B81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81]+[.B82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82]+[.B83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[.C83]+[.B84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84]+[.B85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85]+[.B86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86]+[.B87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87]+[.B88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[.C88]+[.B89]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89]+[.B90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90]+[.B91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91]+[.B92]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92]+[.B93]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[.C93]+[.B94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94]+[.B95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95]+[.B96]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96]+[.B97]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97]+[.B98]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98]+[.B99]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[.C99]+[.B100]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100]+[.B101]" office:value-type="float" office:value="66" calcext:value-type="float">
            <text:p>66</text:p>
          </table:table-cell>
          <table:table-cell/>
        </table:table-row>
      </table:table>
      <table:table table:name="15 | C-73 VUELTA" table:style-name="ta1"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05:00:00</text:p>
          </table:table-cell>
          <table:table-cell table:style-name="ce1" office:value-type="string" calcext:value-type="string">
            <text:p>23:00: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+[.B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+[.B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4]+[.B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5]+[.B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6]+[.B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7]+[.B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8]+[.B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9]+[.B1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0]+[.B1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]+[.B1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2]+[.B1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3]+[.B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4]+[.B1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5]+[.B1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6]+[.B1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7]+[.B1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8]+[.B1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9]+[.B2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C20]+[.B21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21]+[.B22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22]+[.B2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3]+[.B2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24]+[.B2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5]+[.B2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C26]+[.B27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C27]+[.B28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8]+[.B29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C29]+[.B30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30]+[.B31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+[.B3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C32]+[.B33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3]+[.B3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34]+[.B35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5]+[.B36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36]+[.B37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7]+[.B38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+[.B39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C39]+[.B4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40]+[.B4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41]+[.B42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42]+[.B43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43]+[.B44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44]+[.B45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45]+[.B4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46]+[.B4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C47]+[.B48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48]+[.B49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C49]+[.B50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50]+[.B51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51]+[.B52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52]+[.B53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[.C53]+[.B54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54]+[.B55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55]+[.B56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56]+[.B57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C57]+[.B58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58]+[.B59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59]+[.B60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60]+[.B61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61]+[.B62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C62]+[.B63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[.C63]+[.B64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C64]+[.B65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65]+[.B66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66]+[.B6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67]+[.B6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[.C68]+[.B69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69]+[.B70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70]+[.B71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71]+[.B72]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[.C72]+[.B73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C73]+[.B74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74]+[.B75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[.C75]+[.B76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76]+[.B77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C77]+[.B78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78]+[.B79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C79]+[.B80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80]+[.B81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81]+[.B82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[.C82]+[.B83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[.C83]+[.B84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84]+[.B85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85]+[.B86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86]+[.B87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87]+[.B88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[.C88]+[.B89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89]+[.B90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90]+[.B91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91]+[.B92]" office:value-type="float" office:value="45" calcext:value-type="float">
            <text:p>45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08:03:40.610943986</meta:creation-date>
    <dc:date>2024-02-07T17:15:13.736489067</dc:date>
    <meta:editing-duration>PT12H9M56S</meta:editing-duration>
    <meta:editing-cycles>9</meta:editing-cycles>
    <meta:generator>LibreOffice/7.4.5.1$Linux_X86_64 LibreOffice_project/40$Build-1</meta:generator>
    <meta:document-statistic meta:table-count="6" meta:cell-count="1999" meta:object-count="0"/>
  </office:meta>
</office:document-meta>
</file>